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1cc" officeooo:paragraph-rsid="001011cc"/>
    </style:style>
    <style:style style:name="P2" style:family="paragraph" style:parent-style-name="Standard">
      <style:text-properties officeooo:rsid="001011cc" officeooo:paragraph-rsid="0015f3bf"/>
    </style:style>
    <style:style style:name="P3" style:family="paragraph" style:parent-style-name="Standard">
      <style:text-properties officeooo:paragraph-rsid="001011cc"/>
    </style:style>
    <style:style style:name="P4" style:family="paragraph" style:parent-style-name="Standard">
      <style:text-properties officeooo:rsid="0013afd1" officeooo:paragraph-rsid="0013afd1"/>
    </style:style>
    <style:style style:name="P5" style:family="paragraph" style:parent-style-name="Standard">
      <style:text-properties officeooo:rsid="0013afd1" officeooo:paragraph-rsid="0015f3bf"/>
    </style:style>
    <style:style style:name="P6" style:family="paragraph" style:parent-style-name="Standard">
      <style:text-properties officeooo:rsid="0013afd1" officeooo:paragraph-rsid="00163e9c"/>
    </style:style>
    <style:style style:name="P7" style:family="paragraph" style:parent-style-name="Standard">
      <style:text-properties officeooo:rsid="0016dba1" officeooo:paragraph-rsid="0016dba1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011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6dba1" officeooo:paragraph-rsid="0016dba1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6dba1" officeooo:paragraph-rsid="0016dba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5451" officeooo:paragraph-rsid="001a545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329d" officeooo:paragraph-rsid="001c329d" style:font-weight-asian="normal" style:font-weight-complex="normal"/>
    </style:style>
    <style:style style:name="P13" style:family="paragraph" style:parent-style-name="Standard">
      <style:text-properties officeooo:rsid="001011cc" officeooo:paragraph-rsid="0015f3bf"/>
    </style:style>
    <style:style style:name="P14" style:family="paragraph" style:parent-style-name="Standard">
      <style:text-properties officeooo:rsid="0015f3bf" officeooo:paragraph-rsid="0015f3bf"/>
    </style:style>
    <style:style style:name="P15" style:family="paragraph" style:parent-style-name="Standard">
      <style:text-properties officeooo:rsid="00163e9c" officeooo:paragraph-rsid="00163e9c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paragraph-rsid="001011cc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1011cc" officeooo:paragraph-rsid="001011cc" style:font-weight-asian="bold" style:font-weight-complex="bold"/>
    </style:style>
    <style:style style:name="T1" style:family="text">
      <style:text-properties officeooo:rsid="0011b016"/>
    </style:style>
    <style:style style:name="T2" style:family="text">
      <style:text-properties officeooo:rsid="0013afd1"/>
    </style:style>
    <style:style style:name="T3" style:family="text">
      <style:text-properties officeooo:rsid="00148edb"/>
    </style:style>
    <style:style style:name="T4" style:family="text">
      <style:text-properties officeooo:rsid="0014ec53"/>
    </style:style>
    <style:style style:name="T5" style:family="text">
      <style:text-properties officeooo:rsid="00151555"/>
    </style:style>
    <style:style style:name="T6" style:family="text">
      <style:text-properties officeooo:rsid="00163e9c"/>
    </style:style>
    <style:style style:name="T7" style:family="text">
      <style:text-properties officeooo:rsid="0016dba1"/>
    </style:style>
    <style:style style:name="T8" style:family="text">
      <style:text-properties officeooo:rsid="0017b659"/>
    </style:style>
    <style:style style:name="T9" style:family="text">
      <style:text-properties officeooo:rsid="001859ed"/>
    </style:style>
    <style:style style:name="T10" style:family="text">
      <style:text-properties officeooo:rsid="001c32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hier des charges :</text:p>
      <text:p text:style-name="P8"/>
      <text:p text:style-name="P3">Joueurs:</text:p>
      <text:p text:style-name="P3"><text:tab/>-creation compte</text:p>
      <text:p text:style-name="P3"><text:tab/>-connexion (arrive sur le menu du jeu si connexion réussie<text:span text:style-name="T1">)</text:span></text:p>
      <text:p text:style-name="P3"><text:tab/>-<text:span text:style-name="T1">lancer nouvelle partie</text:span></text:p>
      <text:p text:style-name="P3"><text:tab/>-<text:span text:style-name="T1">lancer partie existante</text:span></text:p>
      <text:p text:style-name="P3">Caractéristiques:</text:p>
      <text:p text:style-name="P3"><text:tab/>-compte</text:p>
      <text:p text:style-name="P3"><text:tab/>-stocks</text:p>
      <text:p text:style-name="P3"><text:tab/>-magasin(acheter n<text:span text:style-name="T1">ouveaux</text:span> ingrédients, n<text:span text:style-name="T1">ouve</text:span>lles machines,...<text:span text:style-name="T1">)</text:span></text:p>
      <text:p text:style-name="P3"><text:tab/>-liste ingrédients</text:p>
      <text:p text:style-name="P3"><text:tab/>-fabriquer(burgers,...)</text:p>
      <text:p text:style-name="P3"><text:tab/>-cuire (steak, frites,...)</text:p>
      <text:p text:style-name="P3">Fabriquer:</text:p>
      <text:p text:style-name="P3"><text:tab/>-choisir ingrédients et les empiler dans l'ordre</text:p>
      <text:p text:style-name="P3">Cuire:</text:p>
      <text:p text:style-name="P3"><text:tab/>-choisir ingrédient à cuire, machine pour cuire, et temps de cuisson</text:p>
      <text:p text:style-name="P3"/>
      <text:p text:style-name="P3"/>
      <text:p text:style-name="P17">Dictionnaire des données :</text:p>
      <text:p text:style-name="P2"><text:tab/>Catégorie d’ingrédients :</text:p>
      <text:p text:style-name="P2"><text:tab/><text:tab/>- idC<text:tab/><text:tab/>entier<text:tab/><text:tab/><text:tab/>identifiant catégorie ingrédient</text:p>
      <text:p text:style-name="P1"><text:tab/><text:tab/>- <text:span text:style-name="T1">nomC<text:tab/>chaine de caractère<text:tab/>nom de la catégorie d’ingrédient</text:span></text:p>
      <text:p text:style-name="P1"><text:tab/><text:tab/>- <text:span text:style-name="T2">descC<text:tab/>text<text:tab/><text:tab/><text:tab/>description de la catégorie d’ingrédient</text:span></text:p>
      <text:p text:style-name="P1"/>
      <text:p text:style-name="P14"><text:tab/>Ingrédients :</text:p>
      <text:p text:style-name="P2"><text:tab/><text:tab/>- <text:span text:style-name="T2">idI<text:tab/><text:tab/>entier<text:tab/><text:tab/><text:tab/>identifiant de l’ingrédient</text:span></text:p>
      <text:p text:style-name="P1"><text:tab/><text:tab/>- <text:span text:style-name="T2">nomI<text:tab/><text:tab/>chaine de caractère<text:tab/>nom de l’ingrédient</text:span></text:p>
      <text:p text:style-name="P1"><text:tab/><text:tab/>- <text:span text:style-name="T2">prixI<text:tab/><text:tab/>float<text:tab/><text:tab/><text:tab/>prix d’achat d’une quantité de l’ingrédient</text:span></text:p>
      <text:p text:style-name="P4"><text:tab/><text:tab/>- descI<text:tab/><text:tab/>text<text:tab/><text:tab/><text:tab/>description de l’ingrédient</text:p>
      <text:p text:style-name="P4"><text:tab/><text:tab/>- <text:span text:style-name="T7">idN<text:tab/></text:span><text:tab/>entier<text:tab/><text:tab/><text:tab/>niveau à partir duquel on y a accès</text:p>
      <text:p text:style-name="P4"><text:tab/><text:tab/>- idC<text:tab/><text:tab/>entier<text:tab/><text:tab/><text:tab/>identifiant catégorie ingrédient auquel il <text:tab/><text:tab/><text:tab/><text:tab/><text:tab/><text:tab/><text:tab/><text:tab/><text:tab/><text:tab/><text:tab/><text:tab/>appartient</text:p>
      <text:p text:style-name="P4"/>
      <text:p text:style-name="P14"><text:tab/>Machines :</text:p>
      <text:p text:style-name="P5"><text:tab/><text:tab/>- idM<text:tab/><text:tab/>entier<text:tab/><text:tab/><text:tab/>identifiant de la machine</text:p>
      <text:p text:style-name="P4"><text:tab/><text:tab/>- nomM<text:tab/>chaine de caractère<text:tab/>nom de la machine</text:p>
      <text:p text:style-name="P4"><text:tab/><text:tab/>- prixM<text:tab/>float<text:tab/><text:tab/><text:tab/>prix d’achat de la machine</text:p>
      <text:p text:style-name="P4"><text:tab/><text:tab/>- entretienM<text:tab/>float<text:tab/><text:tab/><text:tab/>prix entretien journalier machine</text:p>
      <text:p text:style-name="P4"><text:tab/><text:tab/>- descM<text:tab/>text<text:tab/><text:tab/><text:tab/>description de la machine</text:p>
      <text:p text:style-name="P4"><text:tab/><text:tab/>- <text:span text:style-name="T7">idN<text:tab/></text:span><text:tab/>entier<text:tab/><text:tab/><text:tab/>niveau à partir duquel on y a accès</text:p>
      <text:p text:style-name="P4"/>
      <text:p text:style-name="P14"><text:tab/>Niveaux :</text:p>
      <text:p text:style-name="P5"><text:tab/><text:tab/>- idN<text:tab/><text:tab/>entier<text:tab/><text:tab/><text:tab/>identifiant du niveau</text:p>
      <text:p text:style-name="P4"><text:tab/><text:tab/>- nomN<text:tab/>chaine de caractère<text:tab/>nom du niveau</text:p>
      <text:p text:style-name="P4"><text:tab/><text:tab/>- xp<text:span text:style-name="T3">min</text:span>N<text:tab/>entier<text:tab/><text:tab/><text:tab/><text:span text:style-name="T3">point d’expérience min</text:span></text:p>
      <text:p text:style-name="P4"><text:tab/><text:tab/>- <text:span text:style-name="T3">xpmaxN<text:tab/>entier<text:tab/><text:tab/><text:tab/>point d’expérience max du niveau</text:span></text:p>
      <text:p text:style-name="P4"/>
      <text:p text:style-name="P6"><text:tab/><text:span text:style-name="T6">Stock machines :</text:span></text:p>
      <text:p text:style-name="P6"><text:tab/><text:tab/>- <text:span text:style-name="T4">idStockM<text:tab/>entier<text:tab/><text:tab/><text:tab/>identifiant du stock de machines</text:span></text:p>
      <text:p text:style-name="P4"><text:tab/><text:tab/>- <text:span text:style-name="T4">idM1 → idM7 <text:s text:c="2"/>entier<text:tab/><text:tab/>identifiant des machines dans le stock</text:span></text:p>
      <text:p text:style-name="P4"><text:soft-page-break/></text:p>
      <text:p text:style-name="P15"><text:tab/>Stock ingrédients :</text:p>
      <text:p text:style-name="P6"><text:tab/><text:tab/>- <text:span text:style-name="T5">idStockI<text:tab/>entier<text:tab/><text:tab/><text:tab/>identifiant du stock des ingrédients</text:span></text:p>
      <text:p text:style-name="P4"><text:tab/><text:tab/>- <text:span text:style-name="T5">idI1 → idI16 <text:s text:c="2"/>entier<text:tab/><text:tab/><text:tab/>identifiant des ingrédients dans le stock</text:span></text:p>
      <text:p text:style-name="P4"/>
      <text:p text:style-name="P15"><text:tab/>Joueurs :</text:p>
      <text:p text:style-name="P6"><text:tab/><text:tab/>- <text:span text:style-name="T4">idJ<text:tab/><text:tab/>entier<text:tab/><text:tab/><text:tab/>identifiant du joueur</text:span></text:p>
      <text:p text:style-name="P4"><text:tab/><text:tab/>- <text:span text:style-name="T4">loginJ<text:tab/>text unique<text:tab/><text:tab/>compte du joueur</text:span></text:p>
      <text:p text:style-name="P4"><text:tab/><text:tab/>- <text:span text:style-name="T4">passwordJ<text:tab/>text<text:tab/><text:tab/><text:tab/>mot de passe du joueur</text:span></text:p>
      <text:p text:style-name="P4"><text:tab/><text:tab/>- <text:span text:style-name="T10">pseudoJ<text:tab/>chaine de caractère<text:tab/>pseudo du joueur</text:span></text:p>
      <text:p text:style-name="P4"><text:tab/><text:tab/>- <text:span text:style-name="T4">argentJ<text:tab/>float<text:tab/><text:tab/><text:tab/>argent du joueur</text:span></text:p>
      <text:p text:style-name="P4"><text:tab/><text:tab/>- <text:span text:style-name="T4">xpJ<text:tab/><text:tab/>entier<text:tab/><text:tab/><text:tab/>points d’expérience du joueur</text:span></text:p>
      <text:p text:style-name="P4"><text:tab/><text:tab/>- <text:span text:style-name="T4">idN<text:tab/><text:tab/>entier<text:tab/><text:tab/><text:tab/>niveau du joueur</text:span></text:p>
      <text:p text:style-name="P4"><text:tab/><text:tab/>- <text:span text:style-name="T4">idStockM<text:tab/>entier<text:tab/><text:tab/><text:tab/>stock des machines</text:span></text:p>
      <text:p text:style-name="P4"><text:tab/><text:tab/>- <text:span text:style-name="T5">idStockI<text:tab/>entier<text:tab/><text:tab/><text:tab/>stock des ingrédients</text:span></text:p>
      <text:p text:style-name="P4"/>
      <text:p text:style-name="P9">Dépendances fonctionnelles :</text:p>
      <text:p text:style-name="P9"/>
      <text:p text:style-name="P10">idC → nomC, descC</text:p>
      <text:p text:style-name="P10">idI → nomI, prixI, descI, <text:span text:style-name="T9">#idN</text:span>, #idC</text:p>
      <text:p text:style-name="P10">idM → nomM, prixM, descM, <text:span text:style-name="T8">#idN</text:span></text:p>
      <text:p text:style-name="P11">idStockM → #idM1, #idM2, …, #idM7</text:p>
      <text:p text:style-name="P11">idStockI → #idI1, #idI2, …, #idI16</text:p>
      <text:p text:style-name="P11">idN → nomN, xpMinN, xpMaxN</text:p>
      <text:p text:style-name="P12">idJ → loginJ, passwordJ, pseudoJ, argentJ, xpJ, #idN, #idStockM, #idStockI</text:p>
      <text:p text:style-name="P7"><text:tab/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39:46.004100902</meta:creation-date>
    <dc:date>2018-11-15T14:46:15.417411383</dc:date>
    <meta:editing-duration>PT29M51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2" meta:paragraph-count="66" meta:word-count="373" meta:character-count="2446" meta:non-whitespace-character-count="1973"/>
  </office:meta>
</office:document-meta>
</file>